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ejaVu Sans" fo:font-size="12pt" style:font-size-asian="12pt" style:font-size-complex="12pt"/>
    </style:style>
    <style:style style:name="P2" style:family="paragraph" style:parent-style-name="Standard">
      <style:text-properties style:font-name="DejaVu Sans" fo:font-size="12pt" officeooo:rsid="000247fc" officeooo:paragraph-rsid="000247fc" style:font-size-asian="12pt" style:font-size-complex="12pt"/>
    </style:style>
    <style:style style:name="P3" style:family="paragraph" style:parent-style-name="Standard">
      <style:text-properties style:font-name="DejaVu Sans" fo:font-size="12pt" officeooo:rsid="000247fc" officeooo:paragraph-rsid="00033522" style:font-size-asian="12pt" style:font-size-complex="12pt"/>
    </style:style>
    <style:style style:name="P4" style:family="paragraph" style:parent-style-name="Standard">
      <style:text-properties style:font-name="DejaVu Sans" fo:font-size="12pt" officeooo:rsid="000319c4" officeooo:paragraph-rsid="000319c4" style:font-size-asian="12pt" style:font-size-complex="12pt"/>
    </style:style>
    <style:style style:name="P5" style:family="paragraph" style:parent-style-name="Standard">
      <style:text-properties style:font-name="DejaVu Sans" fo:font-size="12pt" officeooo:paragraph-rsid="000dcaaa" style:font-size-asian="12pt" style:font-size-complex="12pt"/>
    </style:style>
    <style:style style:name="P6" style:family="paragraph" style:parent-style-name="Standard">
      <style:text-properties style:font-name="DejaVu Sans" fo:font-size="12pt" officeooo:paragraph-rsid="000e5314" style:font-size-asian="12pt" style:font-size-complex="12pt"/>
    </style:style>
    <style:style style:name="P7" style:family="paragraph" style:parent-style-name="Standard">
      <style:text-properties style:font-name="DejaVu Sans" fo:font-size="12pt" fo:font-weight="bold" style:font-size-asian="12pt" style:font-weight-asian="bold" style:font-size-complex="12pt" style:font-weight-complex="bold"/>
    </style:style>
    <style:style style:name="P8" style:family="paragraph" style:parent-style-name="Standard">
      <style:text-properties style:font-name="DejaVu Sans" fo:font-size="12pt" fo:font-weight="bold" officeooo:rsid="000319c4" officeooo:paragraph-rsid="000319c4" style:font-size-asian="12pt" style:font-weight-asian="bold" style:font-size-complex="12pt" style:font-weight-complex="bold"/>
    </style:style>
    <style:style style:name="P9" style:family="paragraph" style:parent-style-name="Standard">
      <style:text-properties style:font-name="DejaVu Sans" fo:font-size="12pt" fo:font-weight="bold" officeooo:rsid="0011d24e" officeooo:paragraph-rsid="0011d24e" style:font-size-asian="12pt" style:font-weight-asian="bold" style:font-size-complex="12pt" style:font-weight-complex="bold"/>
    </style:style>
    <style:style style:name="P10" style:family="paragraph" style:parent-style-name="Standard">
      <style:text-properties style:font-name="DejaVu Sans" fo:font-size="12pt" fo:font-weight="normal" officeooo:rsid="000319c4" officeooo:paragraph-rsid="000319c4" style:font-size-asian="12pt" style:font-weight-asian="normal" style:font-size-complex="12pt" style:font-weight-complex="normal"/>
    </style:style>
    <style:style style:name="P11" style:family="paragraph" style:parent-style-name="Standard">
      <style:text-properties style:font-name="DejaVu Sans" fo:font-size="12pt" fo:font-weight="normal" officeooo:rsid="000319c4" officeooo:paragraph-rsid="00033522" style:font-size-asian="12pt" style:font-weight-asian="normal" style:font-size-complex="12pt" style:font-weight-complex="normal"/>
    </style:style>
    <style:style style:name="P12" style:family="paragraph" style:parent-style-name="Standard">
      <style:text-properties style:font-name="DejaVu Sans" fo:font-size="12pt" fo:font-weight="normal" officeooo:rsid="000319c4" officeooo:paragraph-rsid="0006bcf6" style:font-size-asian="12pt" style:font-weight-asian="normal" style:font-size-complex="12pt" style:font-weight-complex="normal"/>
    </style:style>
    <style:style style:name="P13" style:family="paragraph" style:parent-style-name="Standard">
      <style:text-properties style:font-name="DejaVu Sans" fo:font-size="12pt" fo:font-weight="normal" officeooo:rsid="00033522" officeooo:paragraph-rsid="00033522" style:font-size-asian="12pt" style:font-weight-asian="normal" style:font-size-complex="12pt" style:font-weight-complex="normal"/>
    </style:style>
    <style:style style:name="P14" style:family="paragraph" style:parent-style-name="Standard">
      <style:text-properties style:font-name="DejaVu Sans" fo:font-size="12pt" fo:font-weight="normal" officeooo:rsid="00033522" officeooo:paragraph-rsid="000494c7" style:font-size-asian="12pt" style:font-weight-asian="normal" style:font-size-complex="12pt" style:font-weight-complex="normal"/>
    </style:style>
    <style:style style:name="P15" style:family="paragraph" style:parent-style-name="Standard">
      <style:text-properties style:font-name="DejaVu Sans" fo:font-size="12pt" fo:font-weight="normal" officeooo:rsid="00033522" officeooo:paragraph-rsid="0006bcf6" style:font-size-asian="12pt" style:font-weight-asian="normal" style:font-size-complex="12pt" style:font-weight-complex="normal"/>
    </style:style>
    <style:style style:name="P16" style:family="paragraph" style:parent-style-name="Standard">
      <style:text-properties style:font-name="DejaVu Sans" fo:font-size="12pt" fo:font-weight="normal" officeooo:rsid="00033522" officeooo:paragraph-rsid="0007c763" style:font-size-asian="12pt" style:font-weight-asian="normal" style:font-size-complex="12pt" style:font-weight-complex="normal"/>
    </style:style>
    <style:style style:name="P17" style:family="paragraph" style:parent-style-name="Standard">
      <style:text-properties style:font-name="DejaVu Sans" fo:font-size="12pt" fo:font-weight="normal" officeooo:rsid="000599cb" officeooo:paragraph-rsid="000599cb" style:font-size-asian="12pt" style:font-weight-asian="normal" style:font-size-complex="12pt" style:font-weight-complex="normal"/>
    </style:style>
    <style:style style:name="P18" style:family="paragraph" style:parent-style-name="Standard">
      <style:text-properties style:font-name="DejaVu Sans" fo:font-size="12pt" fo:font-weight="normal" officeooo:rsid="000599cb" officeooo:paragraph-rsid="0006bcf6" style:font-size-asian="12pt" style:font-weight-asian="normal" style:font-size-complex="12pt" style:font-weight-complex="normal"/>
    </style:style>
    <style:style style:name="P19" style:family="paragraph" style:parent-style-name="Standard">
      <style:text-properties style:font-name="DejaVu Sans" fo:font-size="12pt" fo:font-weight="normal" officeooo:rsid="0006bcf6" officeooo:paragraph-rsid="0006bcf6" style:font-size-asian="12pt" style:font-weight-asian="normal" style:font-size-complex="12pt" style:font-weight-complex="normal"/>
    </style:style>
    <style:style style:name="P20" style:family="paragraph" style:parent-style-name="Standard">
      <style:text-properties style:font-name="DejaVu Sans" fo:font-size="12pt" fo:font-weight="normal" officeooo:rsid="0006bcf6" officeooo:paragraph-rsid="0007c763" style:font-size-asian="12pt" style:font-weight-asian="normal" style:font-size-complex="12pt" style:font-weight-complex="normal"/>
    </style:style>
    <style:style style:name="P21" style:family="paragraph" style:parent-style-name="Standard">
      <style:text-properties style:font-name="DejaVu Sans" fo:font-size="12pt" fo:font-weight="normal" officeooo:rsid="0007c763" officeooo:paragraph-rsid="0007c763" style:font-size-asian="12pt" style:font-weight-asian="normal" style:font-size-complex="12pt" style:font-weight-complex="normal"/>
    </style:style>
    <style:style style:name="P22" style:family="paragraph" style:parent-style-name="Standard">
      <style:text-properties style:font-name="DejaVu Sans" fo:font-size="12pt" fo:font-weight="normal" officeooo:rsid="0007c763" officeooo:paragraph-rsid="00083436" style:font-size-asian="12pt" style:font-weight-asian="normal" style:font-size-complex="12pt" style:font-weight-complex="normal"/>
    </style:style>
    <style:style style:name="P23" style:family="paragraph" style:parent-style-name="Standard">
      <style:text-properties style:font-name="DejaVu Sans" fo:font-size="12pt" fo:font-weight="normal" officeooo:paragraph-rsid="00083436" style:font-size-asian="12pt" style:font-weight-asian="normal" style:font-size-complex="12pt" style:font-weight-complex="normal"/>
    </style:style>
    <style:style style:name="P24" style:family="paragraph" style:parent-style-name="Standard">
      <style:text-properties style:font-name="DejaVu Sans" fo:font-size="12pt" fo:font-weight="normal" officeooo:rsid="0011d24e" officeooo:paragraph-rsid="0011d24e"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a30a0" style:font-weight-asian="bold" style:font-weight-complex="bold"/>
    </style:style>
    <style:style style:name="T3" style:family="text">
      <style:text-properties officeooo:rsid="000319c4"/>
    </style:style>
    <style:style style:name="T4" style:family="text">
      <style:text-properties officeooo:rsid="00033522"/>
    </style:style>
    <style:style style:name="T5" style:family="text">
      <style:text-properties fo:font-weight="normal" style:font-weight-asian="normal" style:font-weight-complex="normal"/>
    </style:style>
    <style:style style:name="T6" style:family="text">
      <style:text-properties fo:font-weight="normal" officeooo:rsid="00033522" style:font-weight-asian="normal" style:font-weight-complex="normal"/>
    </style:style>
    <style:style style:name="T7" style:family="text">
      <style:text-properties fo:font-weight="normal" officeooo:rsid="0007c763" style:font-weight-asian="normal" style:font-weight-complex="normal"/>
    </style:style>
    <style:style style:name="T8" style:family="text">
      <style:text-properties officeooo:rsid="000494c7"/>
    </style:style>
    <style:style style:name="T9" style:family="text">
      <style:text-properties officeooo:rsid="000599cb"/>
    </style:style>
    <style:style style:name="T10" style:family="text">
      <style:text-properties officeooo:rsid="0006bcf6"/>
    </style:style>
    <style:style style:name="T11" style:family="text">
      <style:text-properties officeooo:rsid="0007c763"/>
    </style:style>
    <style:style style:name="T12" style:family="text">
      <style:text-properties officeooo:rsid="00083436"/>
    </style:style>
    <style:style style:name="T13" style:family="text">
      <style:text-properties officeooo:rsid="000a30a0"/>
    </style:style>
    <style:style style:name="T14" style:family="text">
      <style:text-properties officeooo:rsid="000bbc85"/>
    </style:style>
    <style:style style:name="T15" style:family="text">
      <style:text-properties officeooo:rsid="000c86d1"/>
    </style:style>
    <style:style style:name="T16" style:family="text">
      <style:text-properties officeooo:rsid="000dcaaa"/>
    </style:style>
    <style:style style:name="T17" style:family="text">
      <style:text-properties officeooo:rsid="000e5314"/>
    </style:style>
    <style:style style:name="T18" style:family="text">
      <style:text-properties officeooo:rsid="001001d4"/>
    </style:style>
    <style:style style:name="T19" style:family="text">
      <style:text-properties officeooo:rsid="0011d2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FILE STRUCTURE</text:span><text:span text:style-name="T13">: </text:span>T<text:span text:style-name="T17">he File structure consists of an Array and a Map. Different array is created for individual files. Array will </text:span>store <text:span text:style-name="T15">store starting addresses of each block of file and the addresses of these array will be stored in a map with filename as Key(Index string).</text:span></text:p>
      <text:p text:style-name="P1"/>
      <text:p text:style-name="P6"><text:span text:style-name="T1">struct User</text:span>: Username, <text:span text:style-name="T17">P</text:span>assword, RSA generated Private Key, <text:span text:style-name="T17">Map</text:span> of <text:span text:style-name="T17">[ </text:span>filename, IV(to encrypt/decrypt sharingRecord using CFB algorithm), key(to encrypt/decrypt sharingRecord using CFB algorithm), hash(<text:span text:style-name="T17">to store</text:span> sharingRecord <text:span text:style-name="T17">in datastore which is </text:span>generated using filename <text:span text:style-name="T17">as key</text:span>) <text:span text:style-name="T17">]</text:span></text:p>
      <text:p text:style-name="P1"/>
      <text:p text:style-name="P1"><text:span text:style-name="T1">struct SharingRecord</text:span>: Creator of file(constant variable which can't be changed), address location of <text:span text:style-name="T18">array of block pointers of </text:span>file, length of file(in number of blocks), information of user who updated it last, Key(to encrypt/decrypt file using CFB algorithm), IV(to encrypt/decrypt file using CFB algorithm), Array of users who are granted access to file.</text:p>
      <text:p text:style-name="P1"/>
      <text:p text:style-name="P7">InitUser(username string, password string)</text:p>
      <text:p text:style-name="P1">1. Create an object of struct User e.g. "A".</text:p>
      <text:p text:style-name="P1">2. Update username and password of newly created object A.</text:p>
      <text:p text:style-name="P1">3. Generate Key using GenerateRSAKey().</text:p>
      <text:p text:style-name="P1">4. Extract private key from generated key and update it into object A.PrivateKey</text:p>
      <text:p text:style-name="P1">5. Extract public key from generated key and update it into KeyStore using KeystoreSet.</text:p>
      <text:p text:style-name="P1">6. Generate random IV and generate CFB key <text:span text:style-name="T18">using deterministic </text:span>function of username and password.</text:p>
      <text:p text:style-name="P1">7. Encrypt object A using CFB with IV and key generated in previous step.</text:p>
      <text:p text:style-name="P1">8. Append IV at the end of encrypted data.</text:p>
      <text:p text:style-name="P1">9. Store the record in datastore <text:span text:style-name="T18">and</text:span> encrypt username using hmac and use it as key <text:span text:style-name="T18">in</text:span> function dataStoreSet().</text:p>
      <text:p text:style-name="P1"/>
      <text:p text:style-name="P7">GetUser(username string, password string)</text:p>
      <text:p text:style-name="P1">1. Encrypt username using hmac and use it as key to access corresponding value from datastore using datastoreGet<text:span text:style-name="T18">()</text:span> function.</text:p>
      <text:p text:style-name="P1">2. Access last block of retrieved data to retri<text:span text:style-name="T18">e</text:span>ve IV and generate CFB key as a <text:span text:style-name="T18">deterministic </text:span>function of username and password(Function should b same as defined in InitUser).</text:p>
      <text:p text:style-name="P1">3. Decrypt the value using Key generated and IV. </text:p>
      <text:p text:style-name="P1">4. Verify username and password.</text:p>
      <text:p text:style-name="P1"/>
      <text:p text:style-name="P7">StoreFile(filename string, data []byte)</text:p>
      <text:p text:style-name="P1">1.Check if file size is multiple of blocksize.</text:p>
      <text:p text:style-name="P1">2.Create an object of struct SharingRecord "filename".</text:p>
      <text:p text:style-name="P1">3.Generate IV and key using random key generator and store in corresponding fields in sharingRecord.</text:p>
      <text:p text:style-name="P1">4.Encrypt file blockwise using CFBEncryptor.</text:p>
      <text:p text:style-name="P1">5.Sign encrypted data using RSA Private key using userdata of current user.</text:p>
      <text:p text:style-name="P5">6.Store the <text:span text:style-name="T16">encrypted </text:span>file in datastore <text:span text:style-name="T18">and generate a key as a deterministic function of filename and username that will be used as key to store encrypted file.</text:span></text:p>
      <text:p text:style-name="P5"><text:soft-page-break/>7.Initialise creator of file as Username, first address location of file, length of file, information of user who updated it last, Key, IV, Array of users who are granted access to file <text:span text:style-name="T16">in sharingRecord</text:span>.</text:p>
      <text:p text:style-name="P1">8.Generate IV and CFB key randomly and store them in corresponding field in userdata object.</text:p>
      <text:p text:style-name="P1">9.Encrypt object of sharing record using CFBEncryptor.</text:p>
      <text:p text:style-name="P1">10.Store sharing record in datastore <text:span text:style-name="T16">and</text:span> encrypt filename using hmac and use it as key <text:span text:style-name="T18">in</text:span> function DataStoreSet().</text:p>
      <text:p text:style-name="P1"/>
      <text:p text:style-name="P7">func (userdata *User) ShareFile(filename string, recipient string) (msgid string, err error)</text:p>
      <text:p text:style-name="P11"><text:span text:style-name="T4">1</text:span>.<text:span text:style-name="T4">Retrieve hash corresponding to filename stored in userdata object.</text:span></text:p>
      <text:p text:style-name="P3"><text:span text:style-name="T6">2.Use datastoreGet(hash) to access sharingRecord.</text:span> </text:p>
      <text:p text:style-name="P2"><text:span text:style-name="T4">3</text:span>.For decryption, CFB algo <text:span text:style-name="T18">is used </text:span>with key and IV stored in userdata.</text:p>
      <text:p text:style-name="P2"><text:span text:style-name="T4">4</text:span>.<text:span text:style-name="T3">Update users array of SharingRecord, add new user who is granted access to file.</text:span></text:p>
      <text:p text:style-name="P4"><text:span text:style-name="T4">5</text:span>.Send key, IV (to decrypt sharingRecord, key and iv are stored in userdata) and hash of sharingRecord(stored in userdata) as sharing message. </text:p>
      <text:p text:style-name="P8"/>
      <text:p text:style-name="P8">func (userdata *User) ReceiveFile(filename string, sender string, msgid string)</text:p>
      <text:p text:style-name="P10">1.Extract key, IV and hash from sharing message(msgid) sent from sender.</text:p>
      <text:p text:style-name="P10">2.Update userdata to store key, hash and IV corresponding to filename in the map of files.</text:p>
      <text:p text:style-name="P8"/>
      <text:p text:style-name="P7">func (userdata *User) AppendFile(filename string, data []byte)</text:p>
      <text:p text:style-name="P10">1.Check if data is a multiple of blocksize.</text:p>
      <text:p text:style-name="P10">2.<text:span text:style-name="T4">Retrieve hash corresponding to filename stored in userdata object.</text:span></text:p>
      <text:p text:style-name="P13">3.Use datastoreGet(hash) to access sharingRecord.</text:p>
      <text:p text:style-name="P13">4.<text:span text:style-name="T8">Decrypt sharingRecord using CFB algo with key and IV stored in userdata.</text:span></text:p>
      <text:p text:style-name="P14">5.<text:span text:style-name="T8">Retrieve public key of user who updated the file last using KeystoreGet(). Last Updater information is stored in SharingRecord.</text:span></text:p>
      <text:p text:style-name="P17">6.Access file using first address of file stored in SharingRecord. </text:p>
      <text:p text:style-name="P14"><text:span text:style-name="T9">7.Verify that encrypted file is not manipulated by any other user using RSAVerify() that will give CFB encrypted previously stored file data.</text:span></text:p>
      <text:p text:style-name="P13"><text:span text:style-name="T9">8</text:span>.<text:span text:style-name="T9">Use this encrypted data as IV input for CFB algo and encrypt the new block that is to be added using key present in SharingRecord.</text:span></text:p>
      <text:p text:style-name="P18">9.<text:span text:style-name="T10">Use Private key of current user present in userdata to sign appended file using RSASign.</text:span></text:p>
      <text:p text:style-name="P18"><text:span text:style-name="T10">10.Update the information of last updater of file as current user in sharingRecord.</text:span></text:p>
      <text:p text:style-name="P18"><text:span text:style-name="T10"><text:s/></text:span></text:p>
      <text:p text:style-name="P8">func (userdata *User) LoadFile(filename string, offset int<text:span text:style-name="T10">)</text:span></text:p>
      <text:p text:style-name="P12"><text:span text:style-name="T10">1</text:span>.<text:span text:style-name="T4">Retrieve hash corresponding to filename stored in userdata object.</text:span></text:p>
      <text:p text:style-name="P15"><text:span text:style-name="T10">2</text:span>.Use datastoreGet(hash) to access sharingRecord.</text:p>
      <text:p text:style-name="P15"><text:span text:style-name="T10">3</text:span>.<text:span text:style-name="T8">Decrypt sharingRecord using CFB algo with key and IV stored in userdata.</text:span></text:p>
      <text:p text:style-name="P19">4.<text:span text:style-name="T8">Retrieve public key of user who updated the file last using KeystoreGet(). Last Updater information is stored in SharingRecord.</text:span></text:p>
      <text:p text:style-name="P18"><text:span text:style-name="T10">5</text:span>.Access file using first address of file stored in SharingRecord. </text:p>
      <text:p text:style-name="P15"><text:span text:style-name="T10">6.Verify that encrypted file is not manipulated by any other user using RSAVerify().</text:span></text:p>
      <text:p text:style-name="P19">7.<text:span text:style-name="T14">Use initial address of file and offset to calculate address of required block </text:span>.</text:p>
      <text:p text:style-name="P19"><text:soft-page-break/>8.Decrypt this block using CFBDecrypt<text:span text:style-name="T19">e</text:span>r, key is stored in sharing record.</text:p>
      <text:p text:style-name="P19"/>
      <text:p text:style-name="P7">func (userdata *User) RevokeFile(filename string) (err error) </text:p>
      <text:p text:style-name="P21">1.<text:span text:style-name="T4">Retrieve hash corresponding to filename stored in userdata object.</text:span></text:p>
      <text:p text:style-name="P16"><text:span text:style-name="T10">2</text:span>.Use datastoreGet(hash) to access sharingRecord.</text:p>
      <text:p text:style-name="P16"><text:span text:style-name="T10">3</text:span>.<text:span text:style-name="T8">Decrypt sharingRecord using CFB algo with key and IV stored in userdata.</text:span></text:p>
      <text:p text:style-name="P20">4.<text:span text:style-name="T11">If user is the creator of file(check by comparing username and creator of file)</text:span></text:p>
      <text:p text:style-name="P7"><text:span text:style-name="T7">i.Clear the array containing users who are granted access.</text:span></text:p>
      <text:p text:style-name="P22"><text:span text:style-name="T12">Ii.</text:span>Generate <text:span text:style-name="T12">new </text:span>IV and key<text:span text:style-name="T13">(to encrypt Sharing Record) </text:span>using random key generator and <text:span text:style-name="T12">update</text:span> in corresponding fields in <text:span text:style-name="T12">userdata</text:span>.</text:p>
      <text:p text:style-name="P23"><text:span text:style-name="T12">iii</text:span>.Encrypt <text:span text:style-name="T13">sharingRecord</text:span> blockwise using CFB.</text:p>
      <text:p text:style-name="P23"/>
      <text:p text:style-name="P22"/>
      <text:p text:style-name="P9"><text:span text:style-name="T11">N</text:span>OTE:</text:p>
      <text:p text:style-name="P24">Deterministic function will give combination of input arguments provided to the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8:15:59.164307315</meta:creation-date>
    <dc:date>2019-08-16T21:33:55.151662008</dc:date>
    <meta:editing-duration>PT10M2S</meta:editing-duration>
    <meta:editing-cycles>1</meta:editing-cycles>
    <meta:document-statistic meta:table-count="0" meta:image-count="0" meta:object-count="0" meta:page-count="3" meta:paragraph-count="69" meta:word-count="916" meta:character-count="6013" meta:non-whitespace-character-count="5158"/>
    <meta:generator>LibreOffice/6.0.7.3$Linux_X86_64 LibreOffice_project/00m0$Build-3</meta:generator>
  </office:meta>
</office:document-meta>
</file>